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1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7" style:family="paragraph" style:parent-style-name="Table_20_Contents">
      <style:paragraph-properties fo:line-height="150%"/>
      <style:text-properties style:font-name="Arial" style:font-name-asian="Arial"/>
    </style:style>
    <style:style style:name="P18" style:family="paragraph" style:parent-style-name="Standard" style:list-style-name="L17">
      <style:paragraph-properties fo:margin-top="0cm" fo:margin-bottom="0cm" fo:line-height="150%" style:writing-mode="lr-tb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text-properties style:font-name="Arial"/>
    </style:style>
    <style:style style:name="P21" style:family="paragraph" style:parent-style-name="Text_20_body">
      <style:paragraph-properties fo:line-height="150%"/>
      <style:text-properties style:font-name="Arial" fo:font-size="13pt" fo:font-weight="normal" style:font-name-asian="Arial" style:font-size-asian="13pt" style:font-size-complex="13pt"/>
    </style:style>
    <style:style style:name="P22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3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4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5" style:family="paragraph" style:parent-style-name="Text_20_body" style:list-style-name="L14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7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8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29" style:family="paragraph" style:parent-style-name="Text_20_body" style:list-style-name="L1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0" style:family="paragraph" style:parent-style-name="Text_20_body" style:list-style-name="L1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31" style:family="paragraph" style:parent-style-name="Text_20_body" style:list-style-name="L1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32" style:family="paragraph" style:parent-style-name="Text_20_body" style:list-style-name="L1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7">
      <style:paragraph-properties fo:margin-top="0cm" fo:margin-bottom="0cm" fo:line-height="150%" style:writing-mode="lr-tb"/>
    </style:style>
    <style:style style:name="P4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49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50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51" style:family="paragraph" style:parent-style-name="Text_20_body" style:list-style-name="L14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2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53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54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55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8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9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0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1" style:family="text">
      <style:text-properties fo:font-size="13pt"/>
    </style:style>
    <style:style style:name="T12" style:family="text">
      <style:text-properties fo:font-size="13pt" fo:font-style="normal" fo:font-weight="normal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background-color="transparent"/>
    </style:style>
    <style:style style:name="T15" style:family="text">
      <style:text-properties fo:color="#ff0000" fo:font-size="15pt" fo:background-color="#f4cccc"/>
    </style:style>
    <style:style style:name="T16" style:family="text">
      <style:text-properties style:font-name="Arial"/>
    </style:style>
    <style:style style:name="T17" style:family="text">
      <style:text-properties fo:background-color="#ffcc00"/>
    </style:style>
    <style:style style:name="T18" style:family="text">
      <style:text-properties fo:color="#1155cc" fo:font-size="18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978d3510-7fff-3427-0ecb-801a14f6929f"/>---------------------------------------------------------------------------</text:p>
      <text:p text:style-name="P11"><text:span text:style-name="T17">res free# JVEMV6 44#8.4.1_17 / 44. currency / 8. prog-python / 4 tester / 1. id-1 / </text:span><text:span text:style-name="T13">20190812_104407 ::]20190812_112009</text:span></text:p>
      <text:p text:style-name="P10"/>
      <text:p text:style-name="P9"><text:span text:style-name="T2">[do] </text:span><text:span text:style-name="T8">#_</text:span><text:span text:style-name="T1"> </text:span></text:p>
      <text:list xml:id="list7235686852210766351" text:style-name="L1">
        <text:list-item>
          <text:p text:style-name="P22">REVIEW</text:p>
          <text:list>
            <text:list-item>
              <text:p text:style-name="P26"/>
            </text:list-item>
          </text:list>
        </text:list-item>
        <text:list-item>
          <text:p text:style-name="P27">TASK-1 : “j5” → flowcharting, “j6”</text:p>
          <text:list>
            <text:list-item>
              <text:list>
                <text:list-item>
                  <text:p text:style-name="P27">#_20190811_130307:next</text:p>
                </text:list-item>
                <text:list-item>
                  <text:p text:style-name="P27">#_20190812_105414:ref</text:p>
                </text:list-item>
              </text:list>
            </text:list-item>
            <text:list-item>
              <text:p text:style-name="P27">charting</text:p>
            </text:list-item>
            <text:list-item>
              <text:p text:style-name="P28"><text:span text:style-name="T15">#_</text:span><text:span text:style-name="T14"> CODING : “j6” ~~ “j6 : N : 2”</text:span></text:p>
              <text:list>
                <text:list-item>
                  <text:p text:style-name="P27">#_20190812_110028:tmp</text:p>
                </text:list-item>
              </text:list>
            </text:list-item>
            <text:list-item>
              <text:p text:style-name="P27">TEST ⇒ OK</text:p>
            </text:list-item>
            <text:list-item>
              <text:p text:style-name="P27">T-1.2 : “j6-2”</text:p>
              <text:list>
                <text:list-item>
                  <text:p text:style-name="P27">#_20190812_111244:tmp</text:p>
                </text:list-item>
                <text:list-item>
                  <text:p text:style-name="P49">⇒ <text:span text:style-name="T12">OK</text:span></text:p>
                </text:list-item>
              </text:list>
            </text:list-item>
          </text:list>
        </text:list-item>
      </text:list>
      <text:p text:style-name="P5">[next]</text:p>
      <text:list xml:id="list2162852781625630093" text:style-name="L2">
        <text:list-item>
          <text:p text:style-name="P23">TASK : “j6 : N : 3” → remove “break” word, run the loop, continue from breaking occurred ⇒ maybe, “j6 : Y : 1”</text:p>
          <text:list>
            <text:list-item>
              <text:p text:style-name="P50">#_20190812_111920:next</text:p>
            </text:list-item>
          </text:list>
        </text:list-item>
      </text:list>
      <text:p text:style-name="P5">[further]</text:p>
      <text:list xml:id="list3289047310873297342" text:style-name="L3">
        <text:list-item>
          <text:p text:style-name="P52">wanna-know</text:p>
        </text:list-item>
      </text:list>
      <text:p text:style-name="P5">[docs]</text:p>
      <text:list xml:id="list9130253256835841528" text:style-name="L4">
        <text:list-item>
          <text:p text:style-name="P54"/>
        </text:list-item>
      </text:list>
      <text:p text:style-name="P1"/>
      <text:p text:style-name="P15"/>
      <text:p text:style-name="P4"><text:soft-page-break/>---------------------------------------------------------------------------</text:p>
      <text:p text:style-name="P12"><text:span text:style-name="T3">res free# JVEMV6 44#8.4.1_17 / 44. currency / 8. prog-python / 4 tester / 1. id-1 / </text:span><text:span text:style-name="T4">20190813_101416</text:span></text:p>
      <text:p text:style-name="P9"/>
      <text:p text:style-name="P9"><text:span text:style-name="T2">[do] </text:span><text:span text:style-name="T8">#_</text:span><text:span text:style-name="T1"> </text:span></text:p>
      <text:list xml:id="list245392025882210205" text:style-name="L5">
        <text:list-item>
          <text:p text:style-name="P24">REVIEW</text:p>
        </text:list-item>
        <text:list-item>
          <text:p text:style-name="P24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24">#_20190812_111920:next</text:p>
                    </text:list-item>
                  </text:list>
                </text:list-item>
                <text:list-item>
                  <text:p text:style-name="P24">T-1.1</text:p>
                  <text:list>
                    <text:list-item>
                      <text:p text:style-name="P24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TASK-2 : “j6 : Y : 2” ~~</text:p>
          <text:list>
            <text:list-item>
              <text:p text:style-name="P24">T-2.1</text:p>
              <text:list>
                <text:list-item>
                  <text:p text:style-name="P24">CODING : ~~ “j7 : N : 1”</text:p>
                </text:list-item>
                <text:list-item>
                  <text:p text:style-name="P24">TEST ==&gt; OK</text:p>
                </text:list-item>
              </text:list>
            </text:list-item>
            <text:list-item>
              <text:p text:style-name="P24">T-2.2 : “j7 : N : 2” ~~ j7 : N : 2</text:p>
              <text:list>
                <text:list-item>
                  <text:p text:style-name="P19"><text:span text:style-name="T5">CODING</text:span><text:span text:style-name="T16"> : </text:span></text:p>
                  <text:list>
                    <text:list-item>
                      <text:p text:style-name="P20">#_20190813_133218:tmp</text:p>
                    </text:list-item>
                    <text:list-item>
                      <text:p text:style-name="P20">#_20190813_133345:ref</text:p>
                    </text:list-item>
                  </text:list>
                </text:list-item>
                <text:list-item>
                  <text:p text:style-name="P24">==&gt; OK</text:p>
                </text:list-item>
              </text:list>
            </text:list-item>
          </text:list>
        </text:list-item>
      </text:list>
      <text:p text:style-name="P5">[next]</text:p>
      <text:list xml:id="list5182582967316107299" text:style-name="L6">
        <text:list-item>
          <text:p text:style-name="P33">TASK : “j7 : N : 3” ~~</text:p>
          <text:list>
            <text:list-item>
              <text:p text:style-name="P33">#_20190813_134031:next</text:p>
            </text:list-item>
          </text:list>
        </text:list-item>
      </text:list>
      <text:p text:style-name="P5">[further]</text:p>
      <text:list xml:id="list2736127940286516799" text:style-name="L7">
        <text:list-item>
          <text:p text:style-name="P53">wanna-know</text:p>
        </text:list-item>
      </text:list>
      <text:p text:style-name="P5">[docs]</text:p>
      <text:list xml:id="list4937788099595490464" text:style-name="L8">
        <text:list-item>
          <text:p text:style-name="P55"><text:soft-page-break/></text:p>
        </text:list-item>
      </text:list>
      <text:p text:style-name="P2"><text:line-break/></text:p>
      <text:p text:style-name="P8">---------------------------------------------------------------------------</text:p>
      <text:p text:style-name="P12"><text:span text:style-name="T3">res free# JVEMV6 44#8.4.1_19 / 44. currency / 8. prog-python / 4 tester / 1. id-1 / </text:span><text:span text:style-name="T4">20190814_101019</text:span></text:p>
      <text:p text:style-name="P7"/>
      <text:p text:style-name="P7">[do] <text:span text:style-name="T15">#_</text:span> </text:p>
      <text:list xml:id="list4929043469694712012" text:style-name="L9">
        <text:list-item>
          <text:p text:style-name="P37">REVIEW</text:p>
        </text:list-item>
        <text:list-item>
          <text:p text:style-name="P37">TASK-1 : <text:span text:style-name="T11">“j7 : N : 3” ~~</text:span></text:p>
          <text:list>
            <text:list-item>
              <text:list>
                <text:list-item>
                  <text:p text:style-name="P34">#_20190813_134031:next</text:p>
                </text:list-item>
              </text:list>
            </text:list-item>
            <text:list-item>
              <text:p text:style-name="P37"><text:span text:style-name="T15">#_</text:span> T-1.1</text:p>
              <text:list>
                <text:list-item>
                  <text:p text:style-name="P37">CODING</text:p>
                </text:list-item>
                <text:list-item>
                  <text:p text:style-name="P37">TEST ==&gt; OK</text:p>
                </text:list-item>
              </text:list>
            </text:list-item>
            <text:list-item>
              <text:p text:style-name="P37"><text:span text:style-name="T15">#_</text:span> SEG-1 : add debug message</text:p>
              <text:list>
                <text:list-item>
                  <text:p text:style-name="P37">#_20190814_101628:tmp</text:p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  <text:list-item>
          <text:p text:style-name="P37"><text:span text:style-name="T15">#_</text:span> TASK-2 : “j7 : Y : 2” ~~</text:p>
          <text:list>
            <text:list-item>
              <text:p text:style-name="P37">T-2.1 : “Pos” → new key</text:p>
              <text:list>
                <text:list-item>
                  <text:p text:style-name="P37">#_20190814_102053:tmp</text:p>
                </text:list-item>
                <text:list-item>
                  <text:p text:style-name="P37">CODING</text:p>
                </text:list-item>
              </text:list>
            </text:list-item>
            <text:list-item>
              <text:p text:style-name="P37">T-2.2 : “j7 : Y : 2” → show values</text:p>
              <text:list>
                <text:list-item>
                  <text:p text:style-name="P37">CODING : #_20190814_102616:tmp</text:p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7">[next]</text:p>
      <text:list xml:id="list6329964791803318457" text:style-name="L10">
        <text:list-item>
          <text:p text:style-name="P38">TASK : “j7 : Y : 3” ~~</text:p>
          <text:list>
            <text:list-item>
              <text:p text:style-name="P38">#_20190814_104749:next</text:p>
            </text:list-item>
          </text:list>
        </text:list-item>
      </text:list>
      <text:p text:style-name="P7">[further]</text:p>
      <text:list xml:id="list2761605460677238522" text:style-name="L11">
        <text:list-item>
          <text:p text:style-name="P39"/>
        </text:list-item>
      </text:list>
      <text:p text:style-name="P7"><text:soft-page-break/></text:p>
      <text:p text:style-name="P35"><text:span text:style-name="T18"/></text:p>
      <text:p text:style-name="P7">---------------------------------------------------------------------------</text:p>
      <text:p text:style-name="P12"><text:span text:style-name="T3">res free# JVEMV6 44#8.4.1_19 no-2 / 44. currency / 8. prog-python / 4 tester / 1. id-1 / </text:span><text:span text:style-name="T4">20190814_165437</text:span></text:p>
      <text:p text:style-name="P7"/>
      <text:p text:style-name="P7">[do] <text:span text:style-name="T15">#_</text:span> </text:p>
      <text:list xml:id="list6717563676737402418" text:style-name="L17">
        <text:list-item>
          <text:p text:style-name="P47"><text:span text:style-name="T6">REVIEW</text:span></text:p>
        </text:list-item>
        <text:list-item>
          <text:p text:style-name="P47"><text:span text:style-name="T6">TASK-1 : “j7 : Y : 3” ~~</text:span></text:p>
          <text:list>
            <text:list-item>
              <text:list>
                <text:list-item>
                  <text:p text:style-name="P44"><text:span text:style-name="T6">#_20190814_104749:next</text:span></text:p>
                </text:list-item>
              </text:list>
            </text:list-item>
            <text:list-item>
              <text:p text:style-name="P47"><text:span text:style-name="T6">SEG-1 : add → retrun var ==&gt; “lo_Pos_Exits”</text:span></text:p>
              <text:list>
                <text:list-item>
                  <text:p text:style-name="P47"><text:span text:style-name="T6">CODING</text:span></text:p>
                  <text:list>
                    <text:list-item>
                      <text:p text:style-name="P47"><text:span text:style-name="T9">#_</text:span><text:span text:style-name="T6"> caller : #_20190814_165634:tmp</text:span></text:p>
                    </text:list-item>
                    <text:list-item>
                      <text:p text:style-name="P47"><text:span text:style-name="T9">#_</text:span><text:span text:style-name="T6"> ret : </text:span></text:p>
                    </text:list-item>
                    <text:list-item>
                      <text:p text:style-name="P47"><text:span text:style-name="T9">#_</text:span><text:span text:style-name="T6"> dec</text:span><text:span text:style-name="T7">lare + init : </text:span></text:p>
                    </text:list-item>
                  </text:list>
                </text:list-item>
              </text:list>
            </text:list-item>
            <text:list-item>
              <text:p text:style-name="P47"><text:span text:style-name="T7">T-1.1 : </text:span></text:p>
              <text:list>
                <text:list-item>
                  <text:p text:style-name="P47"><text:span text:style-name="T7">CODING : Pos[st_pr]</text:span></text:p>
                </text:list-item>
                <text:list-item>
                  <text:p text:style-name="P47"><text:span text:style-name="T7">TEST ==&gt; OK</text:span></text:p>
                </text:list-item>
              </text:list>
            </text:list-item>
            <text:list-item>
              <text:p text:style-name="P47"><text:span text:style-name="T7">T-1.2</text:span></text:p>
              <text:list>
                <text:list-item>
                  <text:p text:style-name="P18"><text:span text:style-name="T7">Pos[ext_pr]</text:span></text:p>
                </text:list-item>
                <text:list-item>
                  <text:p text:style-name="P47"><text:span text:style-name="T7">TEST ==&gt; OK</text:span></text:p>
                </text:list-item>
              </text:list>
            </text:list-item>
          </text:list>
        </text:list-item>
      </text:list>
      <text:p text:style-name="P7">[next]</text:p>
      <text:list xml:id="list730030288130972189" text:style-name="L15">
        <text:list-item>
          <text:p text:style-name="P42">TASK : “j7 : Y : 4” ~~</text:p>
          <text:list>
            <text:list-item>
              <text:p text:style-name="P42">#_20190814_171206:next</text:p>
            </text:list-item>
          </text:list>
        </text:list-item>
      </text:list>
      <text:p text:style-name="P7">[further]</text:p>
      <text:list xml:id="list9013160979519663247" text:style-name="L16">
        <text:list-item>
          <text:p text:style-name="P43"/>
        </text:list-item>
      </text:list>
      <text:p text:style-name="P35"><text:line-break/></text:p>
      <text:p text:style-name="P35"><text:span text:style-name="T18">@@@</text:span></text:p>
      <text:p text:style-name="P35"><text:soft-page-break/></text:p>
      <text:p text:style-name="P7">---------------------------------------------------------------------------</text:p>
      <text:p text:style-name="P12"><text:span text:style-name="T3">res free# JVEMV6 44#8.4.1_17 / 44. currency / 8. prog-python / 4 tester / 1. id-1 / </text:span><text:span text:style-name="T4">XXX</text:span></text:p>
      <text:p text:style-name="P7"/>
      <text:p text:style-name="P7">[do] <text:span text:style-name="T15">#_</text:span> </text:p>
      <text:list xml:id="list37361607" text:continue-list="list4929043469694712012" text:style-name="L9">
        <text:list-item>
          <text:p text:style-name="P37">REVIEW</text:p>
        </text:list-item>
        <text:list-item>
          <text:p text:style-name="P37">TASK-1</text:p>
          <text:list>
            <text:list-item>
              <text:p text:style-name="P37"/>
            </text:list-item>
          </text:list>
        </text:list-item>
      </text:list>
      <text:p text:style-name="P7">[next]</text:p>
      <text:list xml:id="list8687923549131761190" text:style-name="L18">
        <text:list-item>
          <text:p text:style-name="P45"/>
        </text:list-item>
      </text:list>
      <text:p text:style-name="P7">[further]</text:p>
      <text:list xml:id="list4373979692502160964" text:style-name="L19">
        <text:list-item>
          <text:p text:style-name="P46"/>
        </text:list-item>
      </text:list>
      <text:p text:style-name="P35"><text:line-break/></text:p>
      <text:p text:style-name="P35">------------------------------------------------ [TEMPLATE] 20190630_172146</text:p>
      <text:p text:style-name="P7">---------------------------------------------------------------------------</text:p>
      <text:p text:style-name="P12"><text:span text:style-name="T3">res free# JVEMV6 44#8.4.1_17 / 44. currency / 8. prog-python / 4 tester / 1. id-1 / </text:span><text:span text:style-name="T4">XXX</text:span></text:p>
      <text:p text:style-name="P7"/>
      <text:p text:style-name="P7">[do] <text:span text:style-name="T15">#_</text:span> </text:p>
      <text:list xml:id="list37336180" text:continue-list="list37361607" text:style-name="L9">
        <text:list-item>
          <text:p text:style-name="P37">REVIEW</text:p>
        </text:list-item>
        <text:list-item>
          <text:p text:style-name="P37">TASK-1</text:p>
          <text:list>
            <text:list-item>
              <text:p text:style-name="P37"/>
            </text:list-item>
          </text:list>
        </text:list-item>
      </text:list>
      <text:p text:style-name="P7">[next]</text:p>
      <text:list xml:id="list5321297369388183066" text:style-name="L12">
        <text:list-item>
          <text:p text:style-name="P40"/>
        </text:list-item>
      </text:list>
      <text:p text:style-name="P7">[further]</text:p>
      <text:list xml:id="list3194156832303344906" text:style-name="L13">
        <text:list-item>
          <text:p text:style-name="P41"/>
        </text:list-item>
      </text:list>
      <text:p text:style-name="P21"><text:line-break/></text:p>
      <text:p text:style-name="P35"><text:soft-page-break/>/------------------------------------------------ [/TEMPLATE]</text:p>
      <text:p text:style-name="P3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6"><text:a xlink:type="simple" xlink:href="https://docs.zoho.com/sheet/open/eovu1e1199284fd744d5eb3f86070b4f2abb6/sheets/tester/ranges/A2" text:style-name="Internet_20_link" text:visited-style-name="Visited_20_Internet_20_Link"><text:span text:style-name="T10">https://docs.zoho.com/sheet/open/eovu1e1199284fd744d5eb3f86070b4f2abb6/sheets/tester/ranges/A2</text:span></text:a></text:p>
          </table:table-cell>
          <table:table-cell table:style-name="表1.A1" office:value-type="string">
            <text:p text:style-name="P13">20190708_000057</text:p>
          </table:table-cell>
        </table:table-row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1"/>
      <text:p text:style-name="P6">------------------------------------------------------- [STEPS : close] 20190718_165045</text:p>
      <text:p text:style-name="P4">[close]</text:p>
      <text:list xml:id="list3704472092113982455" text:style-name="L14">
        <text:list-item>
          <text:p text:style-name="P25">git</text:p>
          <text:list>
            <text:list-item>
              <text:p text:style-name="P29">console</text:p>
              <text:list>
                <text:list-item>
                  <text:p text:style-name="P29">r o1 &amp;&amp; s &amp;&amp; r q4 &amp;&amp; s</text:p>
                </text:list-item>
                <text:list-item>
                  <text:p text:style-name="P31"/>
                </text:list-item>
                <text:list-item>
                  <text:p text:style-name="P29">r o1 &amp;&amp; s &amp;&amp; r q &amp;&amp; s</text:p>
                </text:list-item>
                <text:list-item>
                  <text:p text:style-name="P31"> </text:p>
                </text:list-item>
                <text:list-item>
                  <text:p text:style-name="P29">r o1 &amp;&amp; s</text:p>
                </text:list-item>
                <text:list-item>
                  <text:p text:style-name="P31"/>
                </text:list-item>
                <text:list-item>
                  <text:p text:style-name="P29">r q4 &amp;&amp; s</text:p>
                </text:list-item>
                <text:list-item>
                  <text:p text:style-name="P31"/>
                </text:list-item>
                <text:list-item>
                  <text:p text:style-name="P29">r q1 &amp;&amp; s</text:p>
                </text:list-item>
                <text:list-item>
                  <text:p text:style-name="P31"/>
                </text:list-item>
                <text:list-item>
                  <text:p text:style-name="P29">r q &amp;&amp; s</text:p>
                </text:list-item>
                <text:list-item>
                  <text:p text:style-name="P30"/>
                </text:list-item>
                <text:list-item>
                  <text:p text:style-name="P29">g l --grep=currency</text:p>
                </text:list-item>
                <text:list-item>
                  <text:p text:style-name="P31"/>
                </text:list-item>
              </text:list>
            </text:list-item>
            <text:list-item>
              <text:p text:style-name="P29">commit</text:p>
              <text:list>
                <text:list-item>
                  <text:p text:style-name="P32">"myself] res freeJVEMV6 44#5.1 74 / 44. currency / 5. ea tools / 1. first / 20190608_160040</text:p>
                </text:list-item>
                <text:list-item>
                  <text:p text:style-name="P31"/>
                </text:list-item>
                <text:list-item>
                  <text:p text:style-name="P32">----------------</text:p>
                </text:list-item>
                <text:list-item>
                  <text:p text:style-name="P31"><text:soft-page-break/></text:p>
                </text:list-item>
                <text:list-item>
                  <text:p text:style-name="P32">new FUNC : get_Bars__M_1_A_2</text:p>
                </text:list-item>
                <text:list-item>
                  <text:p text:style-name="P31"/>
                </text:list-item>
                <text:list-item>
                  <text:p text:style-name="P32">==&gt; started</text:p>
                </text:list-item>
                <text:list-item>
                  <text:p text:style-name="P32">"</text:p>
                </text:list-item>
              </text:list>
            </text:list-item>
            <text:list-item>
              <text:p text:style-name="P29">console</text:p>
              <text:list>
                <text:list-item>
                  <text:p text:style-name="P29">r q4 &amp;&amp; p</text:p>
                </text:list-item>
                <text:list-item>
                  <text:p text:style-name="P31"/>
                </text:list-item>
                <text:list-item>
                  <text:p text:style-name="P29">r o1 &amp;&amp; p</text:p>
                </text:list-item>
                <text:list-item>
                  <text:p text:style-name="P31"/>
                </text:list-item>
                <text:list-item>
                  <text:p text:style-name="P29">r q1 &amp;&amp; p</text:p>
                </text:list-item>
                <text:list-item>
                  <text:p text:style-name="P31"/>
                </text:list-item>
                <text:list-item>
                  <text:p text:style-name="P29">r q &amp;&amp; p &amp;&amp; pushd C:\WORKS_2\Utils\shortcuts\proj_FX &amp;&amp; end_apps.bat</text:p>
                </text:list-item>
                <text:list-item>
                  <text:p text:style-name="P31"/>
                </text:list-item>
                <text:list-item>
                  <text:p text:style-name="P29">r q4 &amp;&amp; p &amp;&amp; r o1 &amp;&amp; p &amp;&amp; pushd C:\WORKS_2\Utils\shortcuts\proj_FX &amp;&amp; end_apps.bat</text:p>
                </text:list-item>
                <text:list-item>
                  <text:p text:style-name="P31"/>
                </text:list-item>
                <text:list-item>
                  <text:p text:style-name="P29">r q &amp;&amp; p &amp;&amp; r o1 &amp;&amp; p &amp;&amp; pushd C:\WORKS_2\Utils\shortcuts\proj_FX &amp;&amp; end_apps.bat</text:p>
                </text:list-item>
                <text:list-item>
                  <text:p text:style-name="P31"/>
                </text:list-item>
                <text:list-item>
                  <text:p text:style-name="P29">r q4 &amp;&amp; p &amp;&amp; pushd C:\WORKS_2\Utils\shortcuts\proj_FX &amp;&amp; end_apps.bat</text:p>
                </text:list-item>
                <text:list-item>
                  <text:p text:style-name="P29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4">r o1 &amp;&amp; e &amp;&amp; p</text:p>
          </table:table-cell>
        </table:table-row>
        <table:table-row>
          <table:table-cell table:style-name="表2.A2" office:value-type="string">
            <text:p text:style-name="P14">pushd C:\WORKS_2\Utils\shortcuts\proj_FX &amp;&amp; end_apps.bat</text:p>
          </table:table-cell>
        </table:table-row>
      </table:table>
      <text:list xml:id="list37350525" text:continue-numbering="true" text:style-name="L14">
        <text:list-item>
          <text:list>
            <text:list-item>
              <text:list>
                <text:list-item>
                  <text:p text:style-name="P29"/>
                </text:list-item>
                <text:list-item>
                  <text:p text:style-name="P29">r o1 &amp;&amp; e &amp;&amp; p</text:p>
                </text:list-item>
                <text:list-item>
                  <text:p text:style-name="P29">pushd C:\WORKS_2\Utils\shortcuts\proj_FX &amp;&amp; end_apps.bat</text:p>
                </text:list-item>
                <text:list-item>
                  <text:p text:style-name="P30"/>
                </text:list-item>
              </text:list>
            </text:list-item>
          </text:list>
        </text:list-item>
        <text:list-item>
          <text:p text:style-name="P29">close apps</text:p>
          <text:list>
            <text:list-item>
              <text:p text:style-name="P29">pushd C:\WORKS_2\Utils\shortcuts\proj_FX</text:p>
            </text:list-item>
            <text:list-item>
              <text:p text:style-name="P29">end_apps.bat</text:p>
            </text:list-item>
            <text:list-item>
              <text:p text:style-name="P31"/>
            </text:list-item>
          </text:list>
        </text:list-item>
        <text:list-item>
          <text:p text:style-name="P29">close</text:p>
          <text:list>
            <text:list-item>
              <text:p text:style-name="P29">folders</text:p>
            </text:list-item>
            <text:list-item>
              <text:p text:style-name="P29">browser</text:p>
            </text:list-item>
            <text:list-item>
              <text:p text:style-name="P29">server</text:p>
            </text:list-item>
            <text:list-item>
              <text:p text:style-name="P29"><text:soft-page-break/>email</text:p>
            </text:list-item>
          </text:list>
        </text:list-item>
        <text:list-item>
          <text:p text:style-name="P51">send this email</text:p>
        </text:list-item>
      </text:list>
      <text:p text:style-name="P6">/ ------------------------------------------------------- [STEPS : close] 20190718_165045 /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08-14T17:14:19.63</dc:date>
    <dc:creator>iwabuchi ken</dc:creator>
    <meta:editing-duration>PT5H36M58S</meta:editing-duration>
    <meta:editing-cycles>9</meta:editing-cycles>
    <meta:generator>OpenOffice/4.1.3$Win32 OpenOffice.org_project/413m1$Build-9783</meta:generator>
    <meta:document-statistic meta:table-count="2" meta:image-count="0" meta:object-count="0" meta:page-count="8" meta:paragraph-count="154" meta:word-count="706" meta:character-count="4318"/>
  </office:meta>
</office:document-meta>
</file>